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1.252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Will Entriken</text:p>
      <text:p text:style-name="P1"><text:tab/>410 Keats Rd</text:p>
      <text:p text:style-name="P1"><text:tab/>Huntingdon Vy, PA 19006</text:p>
      <text:p text:style-name="P1"/>
      <text:p text:style-name="Standard">25 January 2009</text:p>
      <text:p text:style-name="Standard"/>
      <text:p text:style-name="Standard">Attn: Communications Department</text:p>
      <text:p text:style-name="Standard">1234 Market Street</text:p>
      <text:p text:style-name="Standard">10th Floor</text:p>
      <text:p text:style-name="Standard">Philadelphia, PA 19107</text:p>
      <text:p text:style-name="Standard"/>
      <text:p text:style-name="Standard">RE: Emails titled “Train View” sent to septaweb@septa.org on 29 November 2008</text:p>
      <text:p text:style-name="Standard"/>
      <text:p text:style-name="Standard">To Whom It May Concern:</text:p>
      <text:p text:style-name="Standard"/>
      <text:p text:style-name="Standard"><text:tab/>I have been riding the regional rail for several years and have always appreciated the ability to ride with SEPTA directly to a large number of places that I may want to go. The SEPTA website provides information on the status of trains, a convenient trip planner and an honest measure of regional rail on time performance. I appreciate the transparency SEPTA has in disclosing this information.</text:p>
      <text:p text:style-name="Standard"/>
      <text:p text:style-name="Standard"><text:tab/>Recently SEPTA has been below its OTP goal, and I believe there is an opportunity to improve this. I have written software to automatically collect data from the SEPTA website and to compile statistics on train lateness. I have written a report that explains these statistics and makes specific recommendations on how to improve on time performance.</text:p>
      <text:p text:style-name="Standard"/>
      <text:p text:style-name="Standard"><text:tab/>I am pleased to submit this report to you, free of charge, in the hopes that its conclusion will be useful. The software to create this report is run from a website and can run on a standard LAMP server. If you are interested in this software, I could arrange to sell it to you.</text:p>
      <text:p text:style-name="Standard"/>
      <text:p text:style-name="Standard"><text:tab/>Thanks again for all your effort in keeping the regional rail safe and convenient.</text:p>
      <text:p text:style-name="Standard"/>
      <text:p text:style-name="Standard">Best regards,</text:p>
      <text:p text:style-name="Standard"/>
      <text:p text:style-name="Standard"/>
      <text:p text:style-name="Standard"/>
      <text:p text:style-name="Standard">Will Entriken</text:p>
      <text:p text:style-name="P1"/>
      <text:p text:style-name="P1">wce@phor.net</text:p>
      <text:p text:style-name="P1">(267) 738-420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22T20:10:42</meta:creation-date>
    <dc:date>2009-02-02T23:04:43</dc:date>
    <meta:editing-duration>PT04H50M49S</meta:editing-duration>
    <meta:editing-cycles>8</meta:editing-cycles>
    <meta:generator>OpenOffice.org/3.0$Unix OpenOffice.org_project/300m9$Build-9358</meta:generator>
    <meta:print-date>2009-02-02T21:03:48</meta:print-date>
    <meta:document-statistic meta:table-count="0" meta:image-count="0" meta:object-count="0" meta:page-count="1" meta:paragraph-count="18" meta:word-count="241" meta:character-count="1407"/>
    <meta:user-defined meta:name="Info 1"/>
    <meta:user-defined meta:name="Info 2"/>
    <meta:user-defined meta:name="Info 3"/>
    <meta:user-defined meta:name="Info 4"/>
  </office:meta>
</office:document-meta>
</file>